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T1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2T10:58:43.134000000</meta:creation-date>
    <dc:date>2019-02-22T10:59:24.954000000</dc:date>
    <meta:editing-duration>PT42S</meta:editing-duration>
    <meta:editing-cycles>1</meta:editing-cycles>
    <meta:document-statistic meta:object-count="25"/>
    <meta:generator>LibreOffice/6.2.1.1$Windows_X86_64 LibreOffice_project/757c58e8cb70b2982843211a54750fb3cd79acd5</meta:generator>
  </office:meta>
</office:document-meta>
</file>